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b2b2b2"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000000" draw:marker-end="Arrowheads_20_2" draw:marker-end-width="0.3cm" draw:fill="none" draw:textarea-vertical-align="middle"/>
    </style:style>
    <style:style style:name="gr2" style:family="graphic" style:parent-style-name="standard">
      <style:graphic-properties draw:fill-color="#999999" draw:textarea-horizontal-align="justify" draw:textarea-vertical-align="middle" draw:auto-grow-height="false" fo:min-height="0.882cm" fo:min-width="1.904cm"/>
      <style:paragraph-properties style:writing-mode="lr-tb"/>
    </style:style>
    <style:style style:name="gr3" style:family="graphic" style:parent-style-name="standard">
      <style:graphic-properties draw:fill-color="#999999" draw:textarea-horizontal-align="justify" draw:textarea-vertical-align="middle" draw:auto-grow-height="false" fo:min-height="0.882cm" fo:min-width="2.613cm"/>
      <style:paragraph-properties style:writing-mode="lr-tb"/>
    </style:style>
    <style:style style:name="gr4" style:family="graphic" style:parent-style-name="standard">
      <style:graphic-properties draw:fill-color="#999999" draw:textarea-horizontal-align="justify" draw:textarea-vertical-align="middle" draw:auto-grow-height="false" fo:min-height="0.882cm" fo:min-width="3.745cm"/>
      <style:paragraph-properties style:writing-mode="lr-tb"/>
    </style:style>
    <style:style style:name="gr5" style:family="graphic" style:parent-style-name="objectwithoutfill">
      <style:graphic-properties draw:stroke="dash" draw:stroke-dash="Long_20_Dash_20__28_Rounded_29_" svg:stroke-color="#000000" draw:marker-end="Arrowheads_20_2" draw:marker-end-width="0.3cm" svg:stroke-linecap="round" draw:fill="none" draw:textarea-vertical-align="middle"/>
    </style:style>
    <style:style style:name="gr6" style:family="graphic" style:parent-style-name="standard">
      <style:graphic-properties draw:textarea-vertical-align="middle" draw:auto-grow-height="false" fo:min-height="2.15cm" fo:min-width="2.9cm" fo:wrap-option="wrap"/>
      <style:paragraph-properties style:writing-mode="lr-tb"/>
    </style:style>
    <style:style style:name="gr7" style:family="graphic">
      <style:graphic-properties style:protect="size"/>
    </style:style>
    <style:style style:name="pr1" style:family="presentation" style:parent-style-name="Обычный-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color="#999999"/>
      <style:paragraph-properties fo:text-align="center" style:writing-mode="lr-tb"/>
    </style:style>
    <style:style style:name="P4"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draw:connector draw:style-name="gr1" draw:text-style-name="P1" draw:layer="layout" draw:type="curve" svg:x1="9.9cm" svg:y1="4.2cm" svg:x2="9.1cm" svg:y2="6cm" draw:start-shape="id1" draw:start-glue-point="8" draw:end-shape="id2" draw:end-glue-point="4" svg:d="M9900 4200c0 1351-800 452-800 1800" svg:viewBox="0 0 801 1801">
          <text:p/>
        </draw:connector>
        <draw:custom-shape draw:style-name="gr2" draw:text-style-name="P3" xml:id="id1" draw:id="id1" draw:layer="layout" svg:width="3.4cm" svg:height="1.6cm" svg:x="8.2cm" svg:y="2.6cm">
          <text:p text:style-name="P2">Комп</text:p>
          <text:p text:style-name="P2">1-й</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3.4cm" svg:height="1.6cm" svg:x="7.4cm" svg:y="6cm">
          <text:p text:style-name="P2">eth0 10.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8.9cm" svg:y1="4.4cm" svg:x2="18.8cm" svg:y2="6.6cm" draw:start-shape="id3" draw:start-glue-point="8" draw:end-shape="id4" draw:end-glue-point="6" svg:d="M18900 4400c0 1051-301 876-514 1163s-337 1037 414 1037" svg:viewBox="0 0 678 2201">
          <text:p/>
        </draw:connector>
        <draw:custom-shape draw:style-name="gr2" draw:text-style-name="P3" xml:id="id3" draw:id="id3" draw:layer="layout" svg:width="3.4cm" svg:height="1.6cm" svg:x="17.2cm" svg:y="2.8cm">
          <text:p text:style-name="P2">Комп</text:p>
          <text:p text:style-name="P2">2-й</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 draw:id="id4" draw:layer="layout" svg:width="3.4cm" svg:height="1.6cm" svg:x="18.8cm" svg:y="5.8cm">
          <text:p text:style-name="P2">10.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4.401cm" svg:height="1.6cm" svg:x="7.9cm" svg:y="11.2cm">
          <text:p text:style-name="P2">sudo ./test_3 <text:s text:c="2"/>lo <text:s text:c="2"/>eth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8" draw:id="id8" draw:layer="layout" svg:width="6.001cm" svg:height="1.6cm" svg:x="6.799cm" svg:y="8.3cm">
          <text:p text:style-name="P2">test/client <text:s text:c="4"/>127.0.0.1 <text:s/>80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4.401cm" svg:height="1.6cm" svg:x="7.8cm" svg:y="14.803cm">
          <text:p text:style-name="P2">test/server <text:s text:c="4"/>80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layout" svg:width="4.401cm" svg:height="1.6cm" svg:x="19.399cm" svg:y="10.7cm">
          <text:p text:style-name="P2">test/server <text:s text:c="4"/>800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curve" svg:x1="12.301cm" svg:y1="12cm" svg:x2="19.399cm" svg:y2="11.5cm" draw:start-shape="id5" draw:start-glue-point="10" draw:end-shape="id6" draw:end-glue-point="6" svg:d="M12301 12000c5323 0 1775-500 7098-500" svg:viewBox="0 0 7099 501">
          <text:p/>
        </draw:connector>
        <draw:custom-shape draw:style-name="gr6" draw:text-style-name="P2" xml:id="id7" draw:id="id7" draw:layer="layout" svg:width="3.4cm" svg:height="2.4cm" svg:x="2.8cm" svg:y="10.8cm">
          <text:p text:style-name="P2">Сетевой стек</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5" draw:text-style-name="P1" draw:layer="layout" draw:type="curve" svg:x1="6.2cm" svg:y1="12cm" svg:x2="7.9cm" svg:y2="12cm" draw:start-shape="id7" draw:start-glue-point="1" draw:end-shape="id5" draw:end-glue-point="6" svg:d="M6200 12000h1700" svg:viewBox="0 0 1701 1">
          <text:p/>
        </draw:connector>
        <draw:connector draw:style-name="gr1" draw:text-style-name="P1" draw:layer="layout" draw:type="curve" svg:x1="4.5cm" svg:y1="13.273cm" svg:x2="7.8cm" svg:y2="15.676cm" svg:d="M4500 13273c0 1602 1100 2403 3300 2403" svg:viewBox="0 0 3301 2404">
          <text:p/>
        </draw:connector>
        <draw:connector draw:style-name="gr1" draw:text-style-name="P1" draw:layer="layout" draw:type="curve" svg:x1="6.799cm" svg:y1="9.1cm" svg:x2="4.5cm" svg:y2="10.8cm" draw:start-shape="id8" draw:start-glue-point="6" draw:end-shape="id7" svg:d="M6799 9100c-1533 0-2299 566-2299 1700" svg:viewBox="0 0 2300 1701">
          <text:p/>
        </draw:connector>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stroke-dash draw:name="Dashed_20__28_var_29__20_1" draw:display-name="Dashed (var) 1" draw:style="rect" draw:dots1="1" draw:dots1-length="0.02cm" draw:dots2="1" draw:dots2-length="0.02cm" draw:distance="0.02cm"/>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11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0000" draw:fill="none"/>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font-name="PT Astra Sans1" fo:font-family="'PT Astra Sans'" style:font-style-name="Обычный" style:font-family-generic="swiss" style:font-pitch="variable"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38.5999984741211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482cm" fo:margin-bottom="0cm" fo:text-indent="0cm"/>
      <style:text-properties fo:font-size="33.7999992370605pt" style:font-size-asian="28pt" style:font-size-complex="28pt"/>
    </style:style>
    <style:style style:name="Обычный-outline3" style:family="presentation" style:parent-style-name="Обычный-outline2">
      <style:paragraph-properties fo:margin-left="0cm" fo:margin-right="0cm" fo:margin-top="0.361cm" fo:margin-bottom="0cm" fo:text-indent="0cm"/>
      <style:text-properties fo:font-size="29pt" style:font-size-asian="24pt" style:font-size-complex="24pt"/>
    </style:style>
    <style:style style:name="Обычный-outline4" style:family="presentation" style:parent-style-name="Обычный-outline3">
      <style:paragraph-properties fo:margin-left="0cm" fo:margin-right="0cm" fo:margin-top="0.241cm" fo:margin-bottom="0cm" fo:text-indent="0cm"/>
      <style:text-properties fo:font-size="24.1000003814697pt" style:font-size-asian="20pt" style:font-size-complex="20pt"/>
    </style:style>
    <style:style style:name="Обычный-outline5" style:family="presentation" style:parent-style-name="Обычный-outline4">
      <style:paragraph-properties fo:margin-left="0cm" fo:margin-right="0cm" fo:margin-top="0.12cm" fo:margin-bottom="0cm" fo:text-indent="0cm"/>
      <style:text-properties fo:font-size="24.1000003814697pt" style:font-size-asian="20pt" style:font-size-complex="20pt"/>
    </style:style>
    <style:style style:name="Обычный-outline6" style:family="presentation" style:parent-style-name="Обычный-outline5">
      <style:paragraph-properties fo:margin-left="0cm" fo:margin-right="0cm" fo:margin-top="0.12cm" fo:margin-bottom="0cm" fo:text-indent="0cm"/>
      <style:text-properties fo:font-size="24.1000003814697pt" style:font-size-asian="20pt" style:font-size-complex="20pt"/>
    </style:style>
    <style:style style:name="Обычный-outline7" style:family="presentation" style:parent-style-name="Обычный-outline6">
      <style:paragraph-properties fo:margin-left="0cm" fo:margin-right="0cm" fo:margin-top="0.12cm" fo:margin-bottom="0cm" fo:text-indent="0cm"/>
      <style:text-properties fo:font-size="24.1000003814697pt" style:font-size-asian="20pt" style:font-size-complex="20pt"/>
    </style:style>
    <style:style style:name="Обычный-outline8" style:family="presentation" style:parent-style-name="Обычный-outline7">
      <style:paragraph-properties fo:margin-left="0cm" fo:margin-right="0cm" fo:margin-top="0.12cm" fo:margin-bottom="0cm" fo:text-indent="0cm"/>
      <style:text-properties fo:font-size="24.1000003814697pt" style:font-size-asian="20pt" style:font-size-complex="20pt"/>
    </style:style>
    <style:style style:name="Обычный-outline9" style:family="presentation" style:parent-style-name="Обычный-outline8">
      <style:paragraph-properties fo:margin-left="0cm" fo:margin-right="0cm" fo:margin-top="0.12cm" fo:margin-bottom="0cm" fo:text-indent="0cm"/>
      <style:text-properties fo:font-size="24.1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svg:stroke-color="#3465a4"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53.0999984741211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Обычный" style:page-layout-name="PM1" draw:style-name="Mdp1">
      <draw:frame presentation:style-name="Обычный-title" draw:layer="backgroundobjects" svg:width="24.929cm" svg:height="3.172cm" svg:x="2.385cm" svg:y="1.757cm" presentation:class="title" presentation:placeholder="true">
        <draw:text-box/>
      </draw:frame>
      <draw:frame presentation:style-name="Обычный-outline1" draw:layer="backgroundobjects" svg:width="24.929cm" svg:height="11.019cm" svg:x="2.385cm" svg:y="5.445cm" presentation:class="outline" presentation:placeholder="true">
        <draw:text-box/>
      </draw:frame>
      <draw:frame presentation:style-name="Mpr1" draw:text-style-name="MP2" draw:layer="backgroundobjects" svg:width="6.453cm" svg:height="1.309cm" svg:x="2.385cm" svg:y="18.308cm" presentation:class="date-time">
        <draw:text-box>
          <text:p text:style-name="MP1"><text:span text:style-name="MT1"><presentation:date-time/></text:span></text:p>
        </draw:text-box>
      </draw:frame>
      <draw:frame presentation:style-name="Mpr1" draw:text-style-name="MP6" draw:layer="backgroundobjects" svg:width="8.78cm" svg:height="1.309cm" svg:x="10.473cm" svg:y="18.308cm" presentation:class="footer">
        <draw:text-box>
          <text:p text:style-name="MP5"><text:span text:style-name="MT1"><presentation:footer/></text:span></text:p>
        </draw:text-box>
      </draw:frame>
      <draw:frame presentation:style-name="Mpr1" draw:text-style-name="MP4" draw:layer="backgroundobjects" svg:width="6.453cm" svg:height="1.309cm" svg:x="20.86cm" svg:y="18.308cm" presentation:class="page-number">
        <draw:text-box>
          <text:p text:style-name="MP3"><text:span text:style-name="MT1"><text:page-number>&lt;number&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2T18:35:08.100705503</meta:creation-date>
    <meta:editing-duration>P1DT6H45M40S</meta:editing-duration>
    <meta:editing-cycles>316</meta:editing-cycles>
    <meta:generator>LibreOffice/7.3.3.2$Linux_X86_64 LibreOffice_project/d1d0ea68f081ee2800a922cac8f79445e4603348</meta:generator>
    <dc:date>2022-07-20T12:23:58.744020778</dc:date>
    <meta:document-statistic meta:object-count="38"/>
  </office:meta>
</office:document-meta>
</file>